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frac>
        <mrow>
          <msubsup>
            <mrow>
              <mstyle mathvariant="bold">
                <mrow>
                  <mi>p</mi>
                </mrow>
              </mstyle>
            </mrow>
            <mtext>K</mtext>
            <mn>2</mn>
          </msubsup>
        </mrow>
        <mrow>
          <mn>2</mn>
          <msub>
            <mi>m</mi>
            <mtext>K</mtext>
          </msub>
        </mrow>
      </mfrac>
      <mrow>
        <mi/>
        <mo stretchy="false">+</mo>
        <mi/>
      </mrow>
      <mfrac>
        <mrow>
          <msubsup>
            <mrow>
              <mstyle mathvariant="bold">
                <mrow>
                  <mi>p</mi>
                </mrow>
              </mstyle>
            </mrow>
            <mtext>e</mtext>
            <mn>2</mn>
          </msubsup>
        </mrow>
        <mrow>
          <mn>2</mn>
          <msub>
            <mi>m</mi>
            <mtext>e</mtext>
          </msub>
        </mrow>
      </mfrac>
      <mrow>
        <mi/>
        <mo stretchy="false">+</mo>
        <mi/>
      </mrow>
      <mi>V</mi>
      <mrow>
        <mo stretchy="false">(</mo>
        <mrow>
          <msub>
            <mrow>
              <mstyle mathvariant="bold">
                <mrow>
                  <mi>r</mi>
                </mrow>
              </mstyle>
            </mrow>
            <mtext>K</mtext>
          </msub>
          <mi>,</mi>
          <msub>
            <mrow>
              <mstyle mathvariant="bold">
                <mrow>
                  <mi>r</mi>
                </mrow>
              </mstyle>
            </mrow>
            <mtext>e</mtext>
          </msub>
        </mrow>
        <mo stretchy="false">)</mo>
      </mrow>
    </mrow>
    <annotation encoding="StarMath 5.0">H ~=~ 
{{bold p} _"K" ^2} over {2 m _"K"} ~+~ 
{{bold p} _"e" ^2} over {2 m _"e"} ~+~
V ({bold r} _"K" , {bold r} _"e"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1:26:55.807000000</meta:creation-date>
    <meta:generator>LibreOffice/4.1.4.2$Windows_x86 LibreOffice_project/0a0440ccc0227ad9829de5f46be37cfb6edcf72</meta:generator>
  </office:meta>
</office:document-meta>
</file>